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withoutfill">
      <style:graphic-properties draw:marker-end="Linienspitzen_20_2" draw:marker-end-width="0.3cm"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3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Alleine spielen ist langweili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Wir brauchen mehrere Spiele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Welche Teile des Programms gehören zum Spiele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Welche Teile des Programms gehören zum Spiel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Variablen:</text:p>
                <text:list>
                  <text:list-item>
                    <text:p>Position des Spielers</text:p>
                  </text:list-item>
                  <text:list-item>
                    <text:p>Tasten-Status für Bewegung</text:p>
                  </text:list-item>
                </text:list>
              </text:list-item>
              <text:list-item>
                <text:p>Überprüfungen in der Draw:</text:p>
                <text:list>
                  <text:list-item>
                    <text:p>Bewegung des Spielers</text:p>
                  </text:list-item>
                  <text:list-item>
                    <text:p>Kollision mit dem Ball</text:p>
                  </text:list-item>
                </text:list>
              </text:list-item>
              <text:list-item>
                <text:p>Hilfsfunktionen:</text:p>
                <text:list>
                  <text:list-item>
                    <text:p>Überprüfung der Tasten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as heißt ein zweiter Spieler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eim hinzufügen eines zweiten Spielers sollten alle genannten Elemente auch für diesen existieren</text:p>
              </text:list-item>
              <text:list-item>
                <text:p>Wir müssen das alles für den zweiten Spieler nochmal zusätzlich ins Programm schreiben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ir wollen mehrere Bäl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nser Programm läuft mit nur einem Ball.</text:p>
              </text:list-item>
              <text:list-item>
                <text:p>Auftrag: Das Spiel soll auch mit 5</text:p>
                <text:p/>
                <text:p/>
                <text:p>gespielt werden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ir wollen mehrere Bäl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nser Programm läuft mit nur einem Ball.</text:p>
              </text:list-item>
              <text:list-item>
                <text:p>Auftrag: Das Spiel soll auch mit 5</text:p>
              </text:list-item>
              <text:list-item>
                <text:p>Oder besser mit 50</text:p>
                <text:p/>
                <text:p>gespielt werden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ir wollen mehrere Bäl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nser Programm läuft mit nur einem Ball.</text:p>
              </text:list-item>
              <text:list-item>
                <text:p>Auftrag: Das Spiel soll auch mit 5</text:p>
              </text:list-item>
              <text:list-item>
                <text:p>Oder besser mit 50</text:p>
              </text:list-item>
              <text:list-item>
                <text:p>Oder noch besser mit 100 Bällen </text:p>
                <text:p>gespielt werden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roblem?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ösung: Array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rrays sind eine Art Variable, in die man mehrere Elemente speichern kann.</text:p>
              </text:list-item>
              <text:list-item>
                <text:p>Struktur:</text:p>
              </text:list-item>
              <text:list-item>
                <text:p/>
              </text:list-item>
              <text:list-item>
                <text:p>[12, 24, 99, 1234, 1, 42]</text:p>
              </text:list-item>
              <text:list-item>
                <text:p>Man kann auf jedes Element in dem Array einzeln zugreife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ösung: Array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rrays sind eine Art Variable, in die man mehrere Elemente speichern kann.</text:p>
              </text:list-item>
              <text:list-item>
                <text:p>Struktur:</text:p>
                <text:p/>
              </text:list-item>
              <text:list-item>
                <text:p>[12, 24, 99, 1234, 1, 42]</text:p>
              </text:list-item>
              <text:list-item>
                <text:p>Man kann auf jedes Element in dem Array einzeln zugreifen.</text:p>
              </text:list-item>
            </text:list>
          </draw:text-box>
        </draw:frame>
        <draw:line draw:style-name="gr2" draw:text-style-name="P3" draw:layer="layout" svg:x1="3.5cm" svg:y1="8cm" svg:x2="3.5cm" svg:y2="9cm">
          <text:p/>
        </draw:line>
        <draw:custom-shape draw:style-name="gr3" draw:text-style-name="P4" draw:layer="layout" svg:width="3.5cm" svg:height="1cm" svg:x="2.5cm" svg:y="7cm">
          <text:p text:style-name="P4">Stelle 0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5cm" svg:y1="8cm" svg:x2="5.5cm" svg:y2="9cm">
          <text:p/>
        </draw:line>
        <draw:custom-shape draw:style-name="gr3" draw:text-style-name="P4" draw:layer="layout" svg:width="3.5cm" svg:height="1cm" svg:x="6.5cm" svg:y="7cm">
          <text:p text:style-name="P4">Stelle 1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5cm" svg:y1="8cm" svg:x2="7.5cm" svg:y2="9cm">
          <text:p/>
        </draw:line>
        <draw:custom-shape draw:style-name="gr3" draw:text-style-name="P4" draw:layer="layout" svg:width="3.5cm" svg:height="1cm" svg:x="10.5cm" svg:y="7cm">
          <text:p text:style-name="P4">Stelle 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1cm" svg:x="14.5cm" svg:y="7cm">
          <text:p text:style-name="P4">...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rbeit mit Arrays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rrays können bei uns im Programm verwendet werden um gleiche Elemente für mehrere Bälle zu speichern und alle gleich zu behandeln.</text:p>
              </text:list-item>
              <text:list-item>
                <text:p>Eigenschaften eines Balls:</text:p>
                <text:list>
                  <text:list-item>
                    <text:p>X-Position</text:p>
                  </text:list-item>
                  <text:list-item>
                    <text:p>Y-Position </text:p>
                  </text:list-item>
                  <text:list-item>
                    <text:p>X-Geschwindigkeit</text:p>
                  </text:list-item>
                  <text:list-item>
                    <text:p>Y-Geschwindigkei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4">Arbeit mit Array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5">Für jede Eigenschaft erstellen wir ein Array</text:p>
                <text:list>
                  <text:list-item>
                    <text:p>An Stelle 0 stehen immer die Informationen für Ball 0</text:p>
                  </text:list-item>
                  <text:list-item>
                    <text:p>An Stelle 1 stehen immer die Informationen für Ball 1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5T10:19:00.582000000</meta:creation-date>
    <dc:date>2025-01-05T10:33:05.862000000</dc:date>
    <meta:editing-duration>PT1M59S</meta:editing-duration>
    <meta:editing-cycles>1</meta:editing-cycles>
    <meta:document-statistic meta:object-count="80"/>
    <meta:generator>LibreOffice/24.8.3.2$Windows_X86_64 LibreOffice_project/48a6bac9e7e268aeb4c3483fcf825c94556d9f92</meta:generator>
  </office:meta>
</office:document-meta>
</file>